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5in"/>
    </style:style>
    <style:style style:name="co2" style:family="table-column">
      <style:table-column-properties fo:break-before="auto" style:column-width="1.5945in"/>
    </style:style>
    <style:style style:name="co3" style:family="table-column">
      <style:table-column-properties fo:break-before="auto" style:column-width="1.0953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ff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>
      <style:table-cell-properties fo:background-color="#4169e1"/>
      <style:text-properties fo:color="#fffaf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none" fo:background-color="#f3e5f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9e9e9e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ackground-color="#ffffff"/>
      <style:text-properties fo:font-style="italic" style:font-style-asian="italic" style:font-style-complex="italic"/>
    </style:style>
    <style:style style:name="ce55" style:family="table-cell" style:parent-style-name="Default">
      <style:table-cell-properties fo:background-color="#ffffff" fo:border="none"/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#4169e1" style:text-align-source="fix" style:repeat-content="false"/>
      <style:paragraph-properties fo:text-align="center" fo:margin-left="0in"/>
      <style:text-properties fo:color="#fffaf0" fo:font-weight="bold" style:font-weight-asian="bold" style:font-weight-complex="bold"/>
    </style:style>
    <style:style style:name="ce60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59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25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27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None">
      <style:table-cell-properties style:text-align-source="fix" style:repeat-content="false"/>
      <style:paragraph-properties fo:text-align="center" fo:margin-left="0in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77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4169e1" style:text-align-source="fix" style:repeat-content="false"/>
      <style:paragraph-properties fo:text-align="end" fo:margin-left="0in"/>
      <style:text-properties fo:color="#fffaf0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italic" style:font-style-asian="italic" style:font-style-complex="italic"/>
    </style:style>
    <style:style style:name="ce37" style:family="table-cell" style:parent-style-name="Default" style:data-style-name="N121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83" style:family="table-cell" style:parent-style-name="Default">
      <style:table-cell-properties fo:background-color="transparent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4169e1"/>
      <style:text-properties fo:color="#fffaf0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3e5f5" fo:border-left="none" fo:border-right="none" fo:border-top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 fo:border="none"/>
    </style:style>
    <style:style style:name="ce48" style:family="table-cell" style:parent-style-name="Default">
      <style:table-cell-properties fo:border-bottom="none" fo:background-color="#f3e5f5" fo:border-left="none" fo:border-right="none" fo:border-top="0.06pt solid #000000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ackground-color="#f3e5f5"/>
    </style:style>
    <style:style style:name="ce100" style:family="table-cell" style:parent-style-name="Default">
      <style:table-cell-properties fo:background-color="#4169e1"/>
      <style:text-properties fo:color="#fffaf0"/>
    </style:style>
    <style:style style:name="gr1" style:family="graphic">
      <style:graphic-properties draw:marker-start="Extrémités_20_de_20_flèche_20_1" draw:marker-start-width="0.0787in" draw:marker-start-center="false" draw:fill="solid" draw:fill-color="#fffff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0787in" draw:marker-start-center="false" draw:fill="solid" draw:fill-color="#fffff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3b76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0787in" draw:marker-start-center="false" draw:fill="solid" draw:fill-color="#fffff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3b76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f0"/>
      <style:paragraph-properties style:text-autospace="none" style:line-break="normal" style:writing-mode="page"/>
      <style:text-properties fo:color="#003b76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3b76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mpts comparison as of 2022-08" table:style-name="ta1" table:print-ranges="'Prompts comparison as of 2022-08'.A2:'Prompts comparison as of 2022-08'.J151">
        <office:forms form:automatic-focus="false" form:apply-design-mode="false"/>
        <table:table-column table:style-name="co1" table:default-cell-style-name="ce11"/>
        <table:table-column table:style-name="co2" table:default-cell-style-name="ce2"/>
        <table:table-column table:style-name="co3" table:number-columns-repeated="7" table:default-cell-style-name="ce20"/>
        <table:table-column table:style-name="co4" table:default-cell-style-name="ce34"/>
        <table:table-column table:style-name="co5" table:number-columns-repeated="1014" table:default-cell-style-name="Default"/>
        <table:table-row table:style-name="ro1">
          <table:table-cell table:style-name="ce5"/>
          <table:table-cell table:style-name="ce52" office:value-type="string" calcext:value-type="string">
            <text:p>Numbers figure quality level:</text:p>
          </table:table-cell>
          <table:table-cell table:style-name="ce57" office:value-type="string" calcext:value-type="string">
            <text:p><text:s/>0 = No support, 1 = Basics, 2 = Good feature set but poor ergonomics, 3 = Good features and ergonomics </text:p>
          </table:table-cell>
          <table:table-cell table:style-name="ce75" table:number-columns-repeated="6"/>
          <table:table-cell table:style-name="ce77"/>
          <table:table-cell table:style-name="ce83" table:number-columns-repeated="1014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eature</text:p>
          </table:table-cell>
          <table:table-cell table:style-name="ce19" office:value-type="string" calcext:value-type="string">
            <text:p>Liquidprompt</text:p>
          </table:table-cell>
          <table:table-cell table:style-name="ce19" office:value-type="string" calcext:value-type="string">
            <text:p>Starship</text:p>
          </table:table-cell>
          <table:table-cell table:style-name="ce19" office:value-type="string" calcext:value-type="string">
            <text:p>Spaceship</text:p>
          </table:table-cell>
          <table:table-cell table:style-name="ce19" office:value-type="string" calcext:value-type="string">
            <text:p>Oh-My-Posh</text:p>
          </table:table-cell>
          <table:table-cell table:style-name="ce19" office:value-type="string" calcext:value-type="string">
            <text:p>Powerlevel10k</text:p>
          </table:table-cell>
          <table:table-cell table:style-name="ce19" office:value-type="string" calcext:value-type="string">
            <text:p>Powerline</text:p>
          </table:table-cell>
          <table:table-cell table:style-name="ce19" office:value-type="string" calcext:value-type="string">
            <text:p>Pure</text:p>
          </table:table-cell>
          <table:table-cell table:style-name="ce33" office:value-type="string" calcext:value-type="string">
            <text:p>Popularity</text:p>
          </table:table-cell>
          <table:table-cell table:style-name="ce7" table:number-columns-repeated="1010"/>
          <table:table-cell table:number-columns-repeated="4"/>
        </table:table-row>
        <table:table-row table:style-name="ro1">
          <table:table-cell table:style-name="ce8" office:value-type="string" calcext:value-type="string">
            <text:p>Implementation</text:p>
          </table:table-cell>
          <table:table-cell table:style-name="ce53" office:value-type="string" calcext:value-type="string">
            <text:p>Language</text:p>
          </table:table-cell>
          <table:table-cell table:style-name="ce60" office:value-type="string" calcext:value-type="string">
            <text:p>Shell</text:p>
          </table:table-cell>
          <table:table-cell table:style-name="ce60" office:value-type="string" calcext:value-type="string">
            <text:p>Rust</text:p>
          </table:table-cell>
          <table:table-cell table:style-name="ce60" office:value-type="string" calcext:value-type="string">
            <text:p>Zsh</text:p>
          </table:table-cell>
          <table:table-cell table:style-name="ce60" office:value-type="string" calcext:value-type="string">
            <text:p>Go</text:p>
          </table:table-cell>
          <table:table-cell table:style-name="ce60" office:value-type="string" calcext:value-type="string">
            <text:p>Zsh</text:p>
          </table:table-cell>
          <table:table-cell table:style-name="ce60" office:value-type="string" calcext:value-type="string">
            <text:p>Python</text:p>
          </table:table-cell>
          <table:table-cell table:style-name="ce60" office:value-type="string" calcext:value-type="string">
            <text:p>Zsh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License</text:p>
          </table:table-cell>
          <table:table-cell table:style-name="ce60" office:value-type="string" calcext:value-type="string">
            <text:p>AGPLv3</text:p>
          </table:table-cell>
          <table:table-cell table:style-name="ce60" office:value-type="string" calcext:value-type="string">
            <text:p>ISC</text:p>
          </table:table-cell>
          <table:table-cell table:number-columns-repeated="5" table:style-name="ce60" office:value-type="string" calcext:value-type="string">
            <text:p>MIT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Github stars (k)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7.2" calcext:value-type="float">
            <text:p>17.2</text:p>
          </table:table-cell>
          <table:table-cell table:style-name="ce21" office:value-type="float" office:value="7.4" calcext:value-type="float">
            <text:p>7.4</text:p>
          </table:table-cell>
          <table:table-cell table:style-name="ce21" office:value-type="float" office:value="30.4" calcext:value-type="float">
            <text:p>30.4</text:p>
          </table:table-cell>
          <table:table-cell table:style-name="ce21" office:value-type="float" office:value="13.4" calcext:value-type="float">
            <text:p>13.4</text:p>
          </table:table-cell>
          <table:table-cell table:style-name="ce21" office:value-type="float" office:value="11.5" calcext:value-type="float">
            <text:p>11.5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Themes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formula="of:=SUM([.C6:.I6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Shells</text:p>
          </table:table-cell>
          <table:table-cell table:style-name="ce14" office:value-type="string" calcext:value-type="string">
            <text:p>Support</text:p>
          </table:table-cell>
          <table:table-cell table:style-name="ce59" table:formula="of:=SUM([.C8:.C12])" office:value-type="float" office:value="4" calcext:value-type="float">
            <text:p>4</text:p>
          </table:table-cell>
          <table:table-cell table:style-name="ce59" table:formula="of:=SUM([.D8:.D12])" office:value-type="float" office:value="9" calcext:value-type="float">
            <text:p>9</text:p>
          </table:table-cell>
          <table:table-cell table:style-name="ce59" table:formula="of:=SUM([.E8:.E12])" office:value-type="float" office:value="3" calcext:value-type="float">
            <text:p>3</text:p>
          </table:table-cell>
          <table:table-cell table:style-name="ce59" table:formula="of:=SUM([.F8:.F12])" office:value-type="float" office:value="8" calcext:value-type="float">
            <text:p>8</text:p>
          </table:table-cell>
          <table:table-cell table:style-name="ce59" table:formula="of:=SUM([.G8:.G12])" office:value-type="float" office:value="3" calcext:value-type="float">
            <text:p>3</text:p>
          </table:table-cell>
          <table:table-cell table:style-name="ce59" table:formula="of:=SUM([.H8:.H12])" office:value-type="float" office:value="8" calcext:value-type="float">
            <text:p>8</text:p>
          </table:table-cell>
          <table:table-cell table:style-name="ce59" table:formula="of:=SUM([.I8:.I12])" office:value-type="float" office:value="3" calcext:value-type="float">
            <text:p>3</text:p>
          </table:table-cell>
          <table:table-cell table:style-name="ce35" table:formula="of:=AVERAGE([.J8:.J12])" office:value-type="float" office:value="7.6" calcext:value-type="float">
            <text:p>7.6</text:p>
          </table:table-cell>
          <table:table-cell table:style-name="ce46" table:number-columns-repeated="1013"/>
          <table:table-cell/>
        </table:table-row>
        <table:table-row table:style-name="ro1">
          <table:table-cell table:style-name="ce13"/>
          <table:table-cell table:style-name="ce55" office:value-type="string" calcext:value-type="string">
            <office:annotation draw:style-name="gr1" draw:text-style-name="P2" svg:width="1.1413in" svg:height="0.7083in" svg:x="3.0728in" svg:y="0.6535in" draw:caption-point-x="-0.2402in" draw:caption-point-y="0.5949in">
              <dc:creator>NH</dc:creator>
              <dc:date>2022-08-17T00:00:00</dc:date>
              <text:p text:style-name="P1"><text:span text:style-name="T1">3: supports right prompt</text:span></text:p>
            </office:annotation>
            <text:p>Zsh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36" table:formula="of:=SUM([.C8:.I8])" office:value-type="float" office:value="18" calcext:value-type="float">
            <text:p>18</text:p>
          </table:table-cell>
          <table:table-cell table:style-name="ce47" table:number-columns-repeated="1010"/>
          <table:table-cell table:style-name="ce13" table:number-columns-repeated="3"/>
          <table:table-cell/>
        </table:table-row>
        <table:table-row table:style-name="ro1">
          <table:table-cell/>
          <table:table-cell table:style-name="ce53" office:value-type="string" calcext:value-type="string">
            <text:p>Bash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9:.I9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Fish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10:.I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owershel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1:.I11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python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12:.I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Essentials</text:p>
          </table:table-cell>
          <table:table-cell table:style-name="ce14" office:value-type="string" calcext:value-type="string">
            <text:p>Support</text:p>
          </table:table-cell>
          <table:table-cell table:style-name="ce25" table:formula="of:=SUM([.C14:.C34])" office:value-type="float" office:value="62" calcext:value-type="float">
            <text:p>62</text:p>
          </table:table-cell>
          <table:table-cell table:style-name="ce25" table:formula="of:=SUM([.D14:.D34])" office:value-type="float" office:value="34" calcext:value-type="float">
            <text:p>34</text:p>
          </table:table-cell>
          <table:table-cell table:style-name="ce25" table:formula="of:=SUM([.E14:.E34])" office:value-type="float" office:value="25" calcext:value-type="float">
            <text:p>25</text:p>
          </table:table-cell>
          <table:table-cell table:style-name="ce25" table:formula="of:=SUM([.F14:.F34])" office:value-type="float" office:value="22" calcext:value-type="float">
            <text:p>22</text:p>
          </table:table-cell>
          <table:table-cell table:style-name="ce25" table:formula="of:=SUM([.G14:.G34])" office:value-type="float" office:value="20" calcext:value-type="float">
            <text:p>20</text:p>
          </table:table-cell>
          <table:table-cell table:style-name="ce25" table:formula="of:=SUM([.H14:.H34])" office:value-type="float" office:value="17" calcext:value-type="float">
            <text:p>17</text:p>
          </table:table-cell>
          <table:table-cell table:style-name="ce25" table:formula="of:=SUM([.I14:.I34])" office:value-type="float" office:value="10" calcext:value-type="float">
            <text:p>10</text:p>
          </table:table-cell>
          <table:table-cell table:style-name="ce37" table:formula="of:=AVERAGE([.J14:.J34])" office:value-type="float" office:value="9.04761904761905" calcext:value-type="float">
            <text:p>9.0</text:p>
          </table:table-cell>
          <table:table-cell table:style-name="ce48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ce15"/>
          <table:table-cell table:style-name="ce53" office:value-type="string" calcext:value-type="string">
            <office:annotation draw:style-name="gr2" draw:text-style-name="P4" svg:width="1.1413in" svg:height="0.7083in" svg:x="3.0728in" svg:y="1.7205in" draw:caption-point-x="-0.2402in" draw:caption-point-y="0.5945in">
              <dc:creator>NH</dc:creator>
              <dc:date>2022-08-16T00:00:00</dc:date>
              <text:p text:style-name="P3"><text:span text:style-name="T2">3: highlight VCS, smart shortening</text:span></text:p>
            </office:annotation>
            <text:p>Current path</text:p>
          </table:table-cell>
          <table:table-cell table:number-columns-repeated="4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formula="of:=SUM([.C14:.I14])" office:value-type="float" office:value="17" calcext:value-type="float">
            <text:p>17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1.898in" draw:caption-point-x="-0.2402in" draw:caption-point-y="0.5949in">
              <dc:creator>NH</dc:creator>
              <dc:date>2022-08-16T00:00:00</dc:date>
              <text:p text:style-name="P3"><text:span text:style-name="T2">3: thresholded</text:span></text:p>
            </office:annotation>
            <text:p>Last runtime</text:p>
          </table:table-cell>
          <table:table-cell table:number-columns-repeated="4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formula="of:=SUM([.C15:.I15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office:annotation draw:style-name="gr2" draw:text-style-name="P4" svg:width="1.1413in" svg:height="0.7083in" svg:x="3.0728in" svg:y="2.076in" draw:caption-point-x="-0.2402in" draw:caption-point-y="0.5945in">
              <dc:creator>NH</dc:creator>
              <dc:date>2022-08-16T00:00:00</dc:date>
              <text:p text:style-name="P3"><text:span text:style-name="T2">3: allows thresholding</text:span></text:p>
            </office:annotation>
            <text:p>Battery</text:p>
          </table:table-cell>
          <table:table-cell table:number-columns-repeated="3" table:style-name="ce26" office:value-type="float" office:value="3" calcext:value-type="float">
            <text:p>3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38" table:formula="of:=SUM([.C16:.I16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2.2535in" draw:caption-point-x="-0.2402in" draw:caption-point-y="0.5949in">
              <dc:creator>NH</dc:creator>
              <dc:date>2022-08-16T00:00:00</dc:date>
              <text:p text:style-name="P3"><text:span text:style-name="T2">3: show only if is not the login user</text:span></text:p>
            </office:annotation>
            <text:p>Username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formula="of:=SUM([.C17:.I17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2.4315in" draw:caption-point-x="-0.2402in" draw:caption-point-y="0.5945in">
              <dc:creator>NH</dc:creator>
              <dc:date>2022-08-17T00:00:00</dc:date>
              <text:p text:style-name="P3"><text:span text:style-name="T2">3: only display if &gt;0, specific icons/names</text:span></text:p>
            </office:annotation>
            <text:p>Exit code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C18:.I18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2.6094in" draw:caption-point-x="-0.2402in" draw:caption-point-y="0.5945in">
              <dc:creator>NH</dc:creator>
              <dc:date>2022-08-16T00:00:00</dc:date>
              <text:p text:style-name="P3"><text:span text:style-name="T2">3: allows pretty hostname, FQDN… Display only if remote.</text:span></text:p>
            </office:annotation>
            <text:p>Hostnam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formula="of:=SUM([.C19:.I19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2.787in" draw:caption-point-x="-0.2402in" draw:caption-point-y="0.5949in">
              <dc:creator>NH</dc:creator>
              <dc:date>2022-08-16T00:00:00</dc:date>
              <text:p text:style-name="P3"><text:span text:style-name="T2">3: indicate background/detached/sleeping only if &gt;0</text:span></text:p>
            </office:annotation>
            <text:p>Jobs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formula="of:=SUM([.C20:.I20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2.965in" draw:caption-point-x="-0.2402in" draw:caption-point-y="0.5945in">
              <dc:creator>NH</dc:creator>
              <dc:date>2022-08-17T00:00:00</dc:date>
              <text:p text:style-name="P3"><text:span text:style-name="T2">3: can be shortened to a clock emoji</text:span></text:p>
            </office:annotation>
            <text:p>Date/tim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21:.I21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3.1425in" draw:caption-point-x="-0.2402in" draw:caption-point-y="0.5949in">
              <dc:creator>NH</dc:creator>
              <dc:date>2022-08-16T00:00:00</dc:date>
              <text:p text:style-name="P3"><text:span text:style-name="T2">3: thresholds</text:span></text:p>
            </office:annotation>
            <text:p>Memory Usage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22:.I22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3.3205in" draw:caption-point-x="-0.2402in" draw:caption-point-y="0.5945in">
              <dc:creator>NH</dc:creator>
              <dc:date>2022-08-16T00:00:00</dc:date>
              <text:p text:style-name="P3"><text:span text:style-name="T2">3: indicate writing rights</text:span></text:p>
            </office:annotation>
            <text:p>FS Permissions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23:.I23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3.498in" draw:caption-point-x="-0.2402in" draw:caption-point-y="0.5949in">
              <dc:creator>NH</dc:creator>
              <dc:date>2022-08-16T00:00:00</dc:date>
              <text:p text:style-name="P3"><text:span text:style-name="T2">3: colors + thresholds</text:span></text:p>
            </office:annotation>
            <text:p>System Load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24:.I24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2" svg:width="1.1413in" svg:height="0.7083in" svg:x="3.0728in" svg:y="3.6756in" draw:caption-point-x="-0.2402in" draw:caption-point-y="0.5949in">
              <dc:creator>NH</dc:creator>
              <dc:date>2022-11-03T00:00:00</dc:date>
              <text:p text:style-name="P1"><text:span text:style-name="T1">3: configurable level of details</text:span></text:p>
            </office:annotation>
            <text:p>OS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25:.I25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3.8539in" draw:caption-point-x="-0.2402in" draw:caption-point-y="0.5945in">
              <dc:creator>NH</dc:creator>
              <dc:date>2022-08-16T00:00:00</dc:date>
              <text:p text:style-name="P3"><text:span text:style-name="T2">3: random host color</text:span></text:p>
            </office:annotation>
            <text:p>Remote shell (SSH, Telnet, MOSH, etc.)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26:.I26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isk usag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27:.I27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HLVL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28:.I28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udo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29:.I29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4.565in" draw:caption-point-x="-0.2402in" draw:caption-point-y="0.5945in">
              <dc:creator>NH</dc:creator>
              <dc:date>2022-08-16T00:00:00</dc:date>
              <text:p text:style-name="P3"><text:span text:style-name="T2">3: number of sessions, session name</text:span></text:p>
            </office:annotation>
            <text:p>Tmux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30:.I30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roxy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31:.I31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Hot prompt switch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2:.I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5.0984in" draw:caption-point-x="-0.2402in" draw:caption-point-y="0.5945in">
              <dc:creator>NH</dc:creator>
              <dc:date>2022-08-16T00:00:00</dc:date>
              <text:p text:style-name="P3"><text:span text:style-name="T2">3: number of sessions</text:span></text:p>
            </office:annotation>
            <text:p>Screen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3:.I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emperatur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4:.I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Version Control</text:p>
          </table:table-cell>
          <table:table-cell table:style-name="ce14" office:value-type="string" calcext:value-type="string">
            <text:p>Support</text:p>
          </table:table-cell>
          <table:table-cell table:style-name="ce27" table:formula="of:=SUM([.C36:.C41])" office:value-type="float" office:value="15" calcext:value-type="float">
            <text:p>15</text:p>
          </table:table-cell>
          <table:table-cell table:style-name="ce27" table:formula="of:=SUM([.D36:.D41])" office:value-type="float" office:value="4" calcext:value-type="float">
            <text:p>4</text:p>
          </table:table-cell>
          <table:table-cell table:style-name="ce27" table:formula="of:=SUM([.E36:.E41])" office:value-type="float" office:value="6" calcext:value-type="float">
            <text:p>6</text:p>
          </table:table-cell>
          <table:table-cell table:style-name="ce27" table:formula="of:=SUM([.F36:.F41])" office:value-type="float" office:value="8" calcext:value-type="float">
            <text:p>8</text:p>
          </table:table-cell>
          <table:table-cell table:style-name="ce27" table:formula="of:=SUM([.G36:.G41])" office:value-type="float" office:value="2" calcext:value-type="float">
            <text:p>2</text:p>
          </table:table-cell>
          <table:table-cell table:style-name="ce27" table:formula="of:=SUM([.H36:.H41])" office:value-type="float" office:value="3" calcext:value-type="float">
            <text:p>3</text:p>
          </table:table-cell>
          <table:table-cell table:style-name="ce27" table:formula="of:=SUM([.I36:.I41])" office:value-type="float" office:value="3" calcext:value-type="float">
            <text:p>3</text:p>
          </table:table-cell>
          <table:table-cell table:style-name="ce37" table:formula="of:=AVERAGE([.J36:.J41])" office:value-type="float" office:value="6.83333333333333" calcext:value-type="float">
            <text:p>6.8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Git</text:p>
          </table:table-cell>
          <table:table-cell table:number-columns-repeated="4"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9" table:formula="of:=SUM([.C36:.I36])" office:value-type="float" office:value="18" calcext:value-type="float">
            <text:p>18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Mercurial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0" table:formula="of:=SUM([.C37:.I37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ubversion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0" table:formula="of:=SUM([.C38:.I3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Bazaar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0" table:formula="of:=SUM([.C39:.I3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Fossil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0" table:formula="of:=SUM([.C40:.I4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lastic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0" table:formula="of:=SUM([.C41:.I4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Environments</text:p>
          </table:table-cell>
          <table:table-cell table:style-name="ce14" office:value-type="string" calcext:value-type="string">
            <text:p>Support</text:p>
          </table:table-cell>
          <table:table-cell table:style-name="ce28" table:formula="of:=SUM([.C43:.C62])" office:value-type="float" office:value="21" calcext:value-type="float">
            <text:p>21</text:p>
          </table:table-cell>
          <table:table-cell table:style-name="ce28" table:formula="of:=SUM([.D43:.D62])" office:value-type="float" office:value="28" calcext:value-type="float">
            <text:p>28</text:p>
          </table:table-cell>
          <table:table-cell table:style-name="ce28" table:formula="of:=SUM([.E43:.E62])" office:value-type="float" office:value="18" calcext:value-type="float">
            <text:p>18</text:p>
          </table:table-cell>
          <table:table-cell table:style-name="ce28" table:formula="of:=SUM([.F43:.F62])" office:value-type="float" office:value="10" calcext:value-type="float">
            <text:p>10</text:p>
          </table:table-cell>
          <table:table-cell table:style-name="ce28" table:formula="of:=SUM([.G43:.G62])" office:value-type="float" office:value="25" calcext:value-type="float">
            <text:p>25</text:p>
          </table:table-cell>
          <table:table-cell table:style-name="ce28" table:formula="of:=SUM([.H43:.H62])" office:value-type="float" office:value="2" calcext:value-type="float">
            <text:p>2</text:p>
          </table:table-cell>
          <table:table-cell table:style-name="ce28" table:formula="of:=SUM([.I43:.I62])" office:value-type="float" office:value="0" calcext:value-type="float">
            <text:p>0</text:p>
          </table:table-cell>
          <table:table-cell table:style-name="ce37" table:formula="of:=AVERAGE([.J43:.J64])" office:value-type="float" office:value="4.90909090909091" calcext:value-type="float">
            <text:p>4.9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3" office:value-type="string" calcext:value-type="string">
            <text:p>Kubernetes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43:.I43])" office:value-type="float" office:value="12" calcext:value-type="float">
            <text:p>12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5" office:value-type="string" calcext:value-type="string">
            <text:p>AWS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8" table:formula="of:=SUM([.C44:.I44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onda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C45:.I45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ython venv</text:p>
          </table:table-cell>
          <table:table-cell table:number-columns-repeated="5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C46:.I46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erraform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47:.I47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zur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48:.I48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ocker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?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49:.I49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ocker contex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50:.I50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ix-shel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1:.I51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ontainer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52:.I52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ode env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3:.I53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uby venv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4:.I5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Term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55:.I5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Lua 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6:.I5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erl 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7:.I5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cala 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8:.I5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ingularity/Apptaine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59:.I5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oftware Collections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60:.I6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p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61:.I6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oolbox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62:.I6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nvironment Modules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63:.I6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CSH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64:.I6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Support</text:p>
          </table:table-cell>
          <table:table-cell table:style-name="ce29" table:formula="of:=SUM([.C66:.C76])" office:value-type="float" office:value="12" calcext:value-type="float">
            <text:p>12</text:p>
          </table:table-cell>
          <table:table-cell table:style-name="ce29" table:formula="of:=SUM([.D66:.D76])" office:value-type="float" office:value="3" calcext:value-type="float">
            <text:p>3</text:p>
          </table:table-cell>
          <table:table-cell table:style-name="ce29" table:formula="of:=SUM([.E66:.E76])" office:value-type="float" office:value="0" calcext:value-type="float">
            <text:p>0</text:p>
          </table:table-cell>
          <table:table-cell table:style-name="ce29" table:formula="of:=SUM([.F66:.F76])" office:value-type="float" office:value="2" calcext:value-type="float">
            <text:p>2</text:p>
          </table:table-cell>
          <table:table-cell table:style-name="ce29" table:formula="of:=SUM([.G66:.G76])" office:value-type="float" office:value="11" calcext:value-type="float">
            <text:p>11</text:p>
          </table:table-cell>
          <table:table-cell table:style-name="ce29" table:formula="of:=SUM([.H66:.H76])" office:value-type="float" office:value="10" calcext:value-type="float">
            <text:p>10</text:p>
          </table:table-cell>
          <table:table-cell table:style-name="ce29" table:formula="of:=SUM([.I66:.I76])" office:value-type="float" office:value="0" calcext:value-type="float">
            <text:p>0</text:p>
          </table:table-cell>
          <table:table-cell table:style-name="ce37" table:formula="of:=AVERAGE([.J66:.J76])" office:value-type="float" office:value="3.45454545454545" calcext:value-type="float">
            <text:p>3.5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3" office:value-type="string" calcext:value-type="string">
            <text:p>Environment Variables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6:.I66])" office:value-type="float" office:value="6" calcext:value-type="float">
            <text:p>6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5" office:value-type="string" calcext:value-type="string">
            <office:annotation draw:style-name="gr2" draw:text-style-name="P4" svg:width="1.1413in" svg:height="0.7083in" svg:x="3.0728in" svg:y="11.1425in" draw:caption-point-x="-0.2402in" draw:caption-point-y="0.5949in">
              <dc:creator>NH</dc:creator>
              <dc:date>2022-08-16T00:00:00</dc:date>
              <text:p text:style-name="P3"><text:span text:style-name="T2">3: thresholds</text:span></text:p>
            </office:annotation>
            <text:p>WiFi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41" table:formula="of:=SUM([.C67:.I67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2" draw:text-style-name="P4" svg:width="1.1413in" svg:height="0.7083in" svg:x="3.0728in" svg:y="11.3205in" draw:caption-point-x="-0.2402in" draw:caption-point-y="0.5945in">
              <dc:creator>NH</dc:creator>
              <dc:date>2022-08-16T00:00:00</dc:date>
              <text:p text:style-name="P3"><text:span text:style-name="T2">3: colors by type, if not loopback</text:span></text:p>
            </office:annotation>
            <text:p>Local IP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8:.I6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xtern I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9:.I6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etwork Load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70:.I7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irstack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42" table:formula="of:=SUM([.C71:.I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itl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42" table:formula="of:=SUM([.C72:.I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ail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73:.I7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Uptime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74:.I7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PN IP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2" table:formula="of:=SUM([.C75:.I7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ir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2" table:formula="of:=SUM([.C76:.I7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office:annotation draw:style-name="gr3" draw:text-style-name="P2" svg:width="1.1413in" svg:height="1.7898in" svg:x="1.4783in" svg:y="12.9201in" draw:caption-point-x="-0.2398in" draw:caption-point-y="0.5949in">
              <dc:creator>NH</dc:creator>
              <dc:date>2022-09-05T00:00:00</dc:date>
              <text:p text:style-name="P1"><text:span text:style-name="T1">1: Displays version or basic infos.</text:span></text:p>
              <text:p text:style-name="P1"><text:span text:style-name="T1">2: Displays basic infos when necessary or always displays real infos.</text:span></text:p>
              <text:p text:style-name="P1"><text:span text:style-name="T1">3: Displays what really matters, when it matters.</text:span></text:p>
            </office:annotation>
            <text:p>Dev context</text:p>
          </table:table-cell>
          <table:table-cell table:style-name="ce14" office:value-type="string" calcext:value-type="string">
            <text:p>Support</text:p>
          </table:table-cell>
          <table:table-cell table:style-name="ce30" table:formula="of:=SUM([.C78:.C130])" office:value-type="float" office:value="6" calcext:value-type="float">
            <text:p>6</text:p>
          </table:table-cell>
          <table:table-cell table:style-name="ce30" table:formula="of:=SUM([.D78:.D130])" office:value-type="float" office:value="85" calcext:value-type="float">
            <text:p>85</text:p>
          </table:table-cell>
          <table:table-cell table:style-name="ce30" table:formula="of:=SUM([.E78:.E130])" office:value-type="float" office:value="37" calcext:value-type="float">
            <text:p>37</text:p>
          </table:table-cell>
          <table:table-cell table:style-name="ce30" table:formula="of:=SUM([.F78:.F130])" office:value-type="float" office:value="49" calcext:value-type="float">
            <text:p>49</text:p>
          </table:table-cell>
          <table:table-cell table:style-name="ce30" table:formula="of:=SUM([.G78:.G130])" office:value-type="float" office:value="21" calcext:value-type="float">
            <text:p>21</text:p>
          </table:table-cell>
          <table:table-cell table:style-name="ce30" table:formula="of:=SUM([.H78:.H130])" office:value-type="float" office:value="0" calcext:value-type="float">
            <text:p>0</text:p>
          </table:table-cell>
          <table:table-cell table:style-name="ce30" table:formula="of:=SUM([.I78:.I130])" office:value-type="float" office:value="0" calcext:value-type="float">
            <text:p>0</text:p>
          </table:table-cell>
          <table:table-cell table:style-name="ce37" table:formula="of:=AVERAGE([.J78:.J133])" office:value-type="float" office:value="3.60714285714286" calcext:value-type="float">
            <text:p>3.6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.NET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8" table:formula="of:=SUM([.C78:.I78])" office:value-type="float" office:value="9" calcext:value-type="float">
            <text:p>9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Go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79:.I79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Haskell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0:.I80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ust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1:.I81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ode.js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2:.I82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urrent Shell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3:.I83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HP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4:.I8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uby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5:.I85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Google Cloud (gcloud)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6:.I8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er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7:.I87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wift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8:.I88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Make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9:.I89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Julia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0:.I9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ackage directory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91:.I91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Jav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92:.I92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rysta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3:.I93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ar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4:.I9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lixir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95:.I95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lm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96:.I96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yth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7:.I97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8:.I98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Flutter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99:.I9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Kotli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0:.I10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Lu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1:.I101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BM clou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02:.I10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ngular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3:.I10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Buf</text:p>
          </table:table-cell>
          <table:table-cell table:style-name="ce2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4:.I10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Bu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5:.I10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6:.I10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DS (SAP CAP)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7:.I10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loud Foundry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8:.I10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OBO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9:.I10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am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0:.I11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e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1:.I11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mber.js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12:.I1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rlang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3:.I11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Gradle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14:.I11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Helm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5:.I11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aven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16:.I11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im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7:.I11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OCam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8:.I11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OpenSt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9:.I11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ulumi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0:.I12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ureScrip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1:.I12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aku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2:.I12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ed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3:.I12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cal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4:.I12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UI5 Tooling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25:.I12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6:.I12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agran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7:.I12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Zig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8:.I12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sdf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129:.I12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Xcode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30:.I13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PM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31:.I13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GC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32:.I13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X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33:.I13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Services</text:p>
          </table:table-cell>
          <table:table-cell table:style-name="ce14" office:value-type="string" calcext:value-type="string">
            <text:p>Support</text:p>
          </table:table-cell>
          <table:table-cell table:style-name="ce31" table:formula="of:=SUM([.C135:.C151])" office:value-type="float" office:value="0" calcext:value-type="float">
            <text:p>0</text:p>
          </table:table-cell>
          <table:table-cell table:style-name="ce31" table:formula="of:=SUM([.D135:.D151])" office:value-type="float" office:value="0" calcext:value-type="float">
            <text:p>0</text:p>
          </table:table-cell>
          <table:table-cell table:style-name="ce31" table:formula="of:=SUM([.E135:.E151])" office:value-type="float" office:value="0" calcext:value-type="float">
            <text:p>0</text:p>
          </table:table-cell>
          <table:table-cell table:style-name="ce31" table:formula="of:=SUM([.F135:.F151])" office:value-type="float" office:value="15" calcext:value-type="float">
            <text:p>15</text:p>
          </table:table-cell>
          <table:table-cell table:style-name="ce31" table:formula="of:=SUM([.G135:.G151])" office:value-type="float" office:value="4" calcext:value-type="float">
            <text:p>4</text:p>
          </table:table-cell>
          <table:table-cell table:style-name="ce31" table:formula="of:=SUM([.H135:.H151])" office:value-type="float" office:value="25" calcext:value-type="float">
            <text:p>25</text:p>
          </table:table-cell>
          <table:table-cell table:style-name="ce31" table:formula="of:=SUM([.I135:.I151])" office:value-type="float" office:value="0" calcext:value-type="float">
            <text:p>0</text:p>
          </table:table-cell>
          <table:table-cell table:style-name="ce37" table:formula="of:=AVERAGE([.J135:.J152])" office:value-type="float" office:value="2.5" calcext:value-type="float">
            <text:p>2.5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Weather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43" table:formula="of:=SUM([.C135:.I135])" office:value-type="float" office:value="4" calcext:value-type="float">
            <text:p>4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Brewfather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36:.I1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MU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7:.I1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BU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8:.I1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Tune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9:.I1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OCP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0:.I1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PD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1:.I1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DIO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2:.I1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hythmbox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3:.I1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ghtscou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4" table:formula="of:=SUM([.C144:.I14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lementine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5:.I14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potify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6:.I14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trava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7:.I14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Wakatime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8:.I14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Withings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9:.I14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YouTube Music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50:.I15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askwarrior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4" table:formula="of:=SUM([.C151:.I15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odo.txt-cli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4" table:formula="of:=SUM([.C152:.I152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rompts comparison as of 2022-08'.C6:'Prompts comparison as of 2022-08'.I6 'Prompts comparison as of 2022-08'.C8:'Prompts comparison as of 2022-08'.I12 'Prompts comparison as of 2022-08'.C14:'Prompts comparison as of 2022-08'.I34 'Prompts comparison as of 2022-08'.C36:'Prompts comparison as of 2022-08'.I41 'Prompts comparison as of 2022-08'.C43:'Prompts comparison as of 2022-08'.I64 'Prompts comparison as of 2022-08'.C66:'Prompts comparison as of 2022-08'.I76 'Prompts comparison as of 2022-08'.C78:'Prompts comparison as of 2022-08'.I133 'Prompts comparison as of 2022-08'.C135:'Prompts comparison as of 2022-08'.I152">
            <calcext:condition calcext:apply-style-name="Neutral" calcext:value="=1" calcext:base-cell-address="'Prompts comparison as of 2022-08'.C6"/>
            <calcext:condition calcext:apply-style-name="Average" calcext:value="=2" calcext:base-cell-address="'Prompts comparison as of 2022-08'.C6"/>
            <calcext:condition calcext:apply-style-name="Good" calcext:value="=3" calcext:base-cell-address="'Prompts comparison as of 2022-08'.C6"/>
            <calcext:condition calcext:apply-style-name="Bad" calcext:value="&lt;=0" calcext:base-cell-address="'Prompts comparison as of 2022-08'.C6"/>
          </calcext:conditional-format>
          <calcext:conditional-format calcext:target-range-address="'Prompts comparison as of 2022-08'.C5:'Prompts comparison as of 2022-08'.I5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42:'Prompts comparison as of 2022-08'.I42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77:'Prompts comparison as of 2022-08'.I77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13:'Prompts comparison as of 2022-08'.I13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35:'Prompts comparison as of 2022-08'.I35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65:'Prompts comparison as of 2022-08'.I65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134:'Prompts comparison as of 2022-08'.I134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J153:'Prompts comparison as of 2022-08'.J1048576 'Prompts comparison as of 2022-08'.J8:'Prompts comparison as of 2022-08'.J12 'Prompts comparison as of 2022-08'.J14:'Prompts comparison as of 2022-08'.J34 'Prompts comparison as of 2022-08'.J78:'Prompts comparison as of 2022-08'.J133 'Prompts comparison as of 2022-08'.J2:'Prompts comparison as of 2022-08'.J6 'Prompts comparison as of 2022-08'.J43:'Prompts comparison as of 2022-08'.J64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J36:'Prompts comparison as of 2022-08'.J41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J66:'Prompts comparison as of 2022-08'.J76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J135:'Prompts comparison as of 2022-08'.J152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C7:'Prompts comparison as of 2022-08'.I7">
            <calcext:color-scale>
              <calcext:color-scale-entry calcext:value="0" calcext:type="minimum" calcext:color="#ede7f6"/>
              <calcext:color-scale-entry calcext:value="0" calcext:type="maximum" calcext:color="#673ab7"/>
            </calcext:color-scale>
          </calcext:conditional-format>
        </calcext:conditional-formats>
      </table:table>
      <table:table table:name="Features" table:style-name="ta1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Description</text:p>
          </table:table-cell>
          <table:table-cell table:style-name="ce100"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 support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ic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d feature set but poor ergonomics (e.g. fixed-color tags list)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features and ergonomics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'Prompts comparison as of 2022-08'.B66:'Prompts comparison as of 2022-08'.J76" table:contains-header="false">
          <table:sort>
            <table:sort-by table:field-number="8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 number:title="Défini par l'utilisateur">
      <number:number number:decimal-places="1" number:min-decimal-places="1" number:min-integer-digits="1"/>
    </number:number-style>
    <style:style style:name="Default" style:family="table-cell">
      <style:table-cell-properties fo:background-color="transparent"/>
      <style:text-properties style:use-window-font-color="tru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1fdc1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ce4e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ne" style:family="table-cell" style:parent-style-name="Default">
      <style:table-cell-properties fo:background-color="transparent"/>
      <style:text-properties fo:color="#a5a5a5"/>
    </style:style>
    <style:style style:name="Average" style:family="table-cell" style:parent-style-name="Status">
      <style:table-cell-properties fo:background-color="#d7daf3"/>
      <style:text-properties fo:color="#283593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11.811in" fo:page-height="29.528in" fo:margin-top="0.1965in" fo:margin-bottom="0.1965in" fo:margin-left="0.1965in" fo:margin-right="0.196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oj Han</meta:initial-creator>
    <meta:creation-date>2022-08-16T20:46:23.144830003</meta:creation-date>
    <dc:date>2023-10-27T16:26:49.510189812</dc:date>
    <meta:editing-duration>PT7H34M49S</meta:editing-duration>
    <meta:editing-cycles>79</meta:editing-cycles>
    <meta:generator>LibreOffice/7.3.7.2$Linux_X86_64 LibreOffice_project/30$Build-2</meta:generator>
    <meta:document-statistic meta:table-count="2" meta:cell-count="1377" meta:object-count="0"/>
  </office:meta>
</office:document-meta>
</file>